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Literal.getLiter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Literal.NullLiteral( int startPos , int end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Literal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Literal.generateCode( MethodVisitor mv , CodeFlow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llLiter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